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 style:font-size-complex="15pt"/>
    </style:style>
    <style:style style:name="P2" style:family="paragraph" style:parent-style-name="Standard">
      <style:text-properties style:font-name="sans-serif" fo:font-size="15pt" officeooo:paragraph-rsid="000f9625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rtado 1: </text:p>
      <text:p text:style-name="P2"><text:tab/>Actividades con estimación, precio hora según rol</text:p>
      <text:p text:style-name="P1"/>
      <text:p text:style-name="P2">Apartado 2: </text:p>
      <text:p text:style-name="P2"><text:tab/>Partidas económicas de proveedores externo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28:20.109688636</meta:creation-date>
    <meta:generator>LibreOffice/5.1.6.2$Linux_X86_64 LibreOffice_project/10m0$Build-2</meta:generator>
    <dc:date>2018-05-08T17:41:30.011720644</dc:date>
    <meta:editing-duration>PT1M38S</meta:editing-duration>
    <meta:editing-cycles>1</meta:editing-cycles>
    <meta:document-statistic meta:table-count="0" meta:image-count="0" meta:object-count="0" meta:page-count="1" meta:paragraph-count="4" meta:word-count="16" meta:character-count="118" meta:non-whitespace-character-count="102"/>
  </office:meta>
</office:document-meta>
</file>